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([.A3]+[.B3])/([.A3]-[.B3]))*([.D8]/2)"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13823 m/s" calcext:value-type="string">
            <text:p>0.13823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00" calcext:value-type="float">
            <text:p>100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2.2117 rad/s" calcext:value-type="string">
            <text:p>2.2117 rad/s</text:p>
          </table:table-cell>
          <table:table-cell table:formula="of:=COM.MICROSOFT.CONCAT(ROUND(; 4); &quot; rad/s&quot;)" office:value-type="string" office:string-value="0 rad/s" calcext:value-type="string">
            <text:p>0 rad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875" calcext:value-type="float">
            <text:p>0.1875</text:p>
          </table:table-cell>
          <table:table-cell table:formula="of:=(MAX(ABS([$ciste_promenne.$A$2]); ABS([$ciste_promenne.$B$2]))/[$ciste_promenne.$A$4])" office:value-type="float" office:value="0.3125" calcext:value-type="float">
            <text:p>0.3125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96349540849362" calcext:value-type="float">
            <text:p>1.96349540849362</text:p>
          </table:table-cell>
          <table:table-cell table:formula="of:=([.C14]*2)/[$ciste_promenne.A4]" office:value-type="float" office:value="2.84090909090909" calcext:value-type="float">
            <text:p>2.84090909090909</text:p>
          </table:table-cell>
          <table:table-cell table:formula="of:=[.D17]*[$ciste_promenne.B2]" office:value-type="float" office:value="0.392699081698724" calcext:value-type="float">
            <text:p>0.392699081698724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table:number-columns-repeated="2"/>
          <table:table-cell table:formula="of:=(([$ciste_promenne.A2]+[$ciste_promenne.B2])/([$ciste_promenne.A2]-[$ciste_promenne.B2]))*([.D8]/2)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3125" calcext:value-type="float">
            <text:p>0.3125</text:p>
          </table:table-cell>
          <table:table-cell table:formula="of:=[.E17]/(2*[.C14]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+[.D19]" office:value-type="float" office:value="0.375" calcext:value-type="float">
            <text:p>0.375</text:p>
          </table:table-cell>
          <table:table-cell table:formula="of:=[.C20]/4" office:value-type="float" office:value="0.09375" calcext:value-type="float">
            <text:p>0.09375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138230076757951" calcext:value-type="float">
            <text:p>0.138230076757951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2.21168122812721" calcext:value-type="float">
            <text:p>2.21168122812721</text:p>
          </table:table-cell>
          <table:table-cell table:formula="of:=(MIN(ABS([$ciste_promenne.A2]); ABS([$ciste_promenne.B2]))/[$ciste_promenne.A4])+([$Vystup.D8]/2)" office:value-type="float" office:value="0.125" calcext:value-type="float">
            <text:p>0.125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Accent_20_1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28" calcext:value-type="float">
            <text:p>128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2" calcext:value-type="float">
            <text:p>-2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2" calcext:value-type="float">
            <text:p>-2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128" calcext:value-type="float">
            <text:p>128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896" calcext:value-type="float">
            <text:p>896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1088" calcext:value-type="float">
            <text:p>1088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1088" calcext:value-type="float">
            <text:p>1088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128" calcext:value-type="float">
            <text:p>128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024" calcext:value-type="float">
            <text:p>1024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128" calcext:value-type="float">
            <text:p>128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896" calcext:value-type="float">
            <text:p>896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1536" calcext:value-type="float">
            <text:p>1536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1088" calcext:value-type="float">
            <text:p>1088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7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128" calcext:value-type="float">
            <text:p>128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128" calcext:value-type="float">
            <text:p>128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2" calcext:value-type="float">
            <text:p>-2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896" calcext:value-type="float">
            <text:p>896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1088" calcext:value-type="float">
            <text:p>1088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1088" calcext:value-type="float">
            <text:p>1088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128" calcext:value-type="float">
            <text:p>128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2" calcext:value-type="float">
            <text:p>-2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2" calcext:value-type="float">
            <text:p>-2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table:formula="of:=([.Z2]-MIN([.$Z$2:.$AI$8]))/(MAX([.$Z$2:.$AI$8])-MIN([.$Z$2:.$AI$8]))*127" office:value-type="float" office:value="31.9649230769231" calcext:value-type="float">
            <text:p>31.9649230769231</text:p>
          </table:table-cell>
          <table:table-cell table:style-name="ce5" table:formula="of:=([.AA2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B2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C2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D2]-MIN([.$Z$2:.$AI$8]))/(MAX([.$Z$2:.$AI$8])-MIN([.$Z$2:.$AI$8]))*127" office:value-type="float" office:value="36.8886153846154" calcext:value-type="float">
            <text:p>36.8886153846154</text:p>
          </table:table-cell>
          <table:table-cell table:style-name="ce5" table:formula="of:=([.AE2]-MIN([.$Z$2:.$AI$8]))/(MAX([.$Z$2:.$AI$8])-MIN([.$Z$2:.$AI$8]))*127" office:value-type="float" office:value="36.8886153846154" calcext:value-type="float">
            <text:p>36.8886153846154</text:p>
          </table:table-cell>
          <table:table-cell table:style-name="ce5" table:formula="of:=([.AF2]-MIN([.$Z$2:.$AI$8]))/(MAX([.$Z$2:.$AI$8])-MIN([.$Z$2:.$AI$8]))*127" office:value-type="float" office:value="36.8886153846154" calcext:value-type="float">
            <text:p>36.8886153846154</text:p>
          </table:table-cell>
          <table:table-cell table:style-name="ce5" table:formula="of:=([.AG2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H2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I2]-MIN([.$Z$2:.$AI$8]))/(MAX([.$Z$2:.$AI$8])-MIN([.$Z$2:.$AI$8]))*127" office:value-type="float" office:value="31.9649230769231" calcext:value-type="float">
            <text:p>31.9649230769231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480.430307692308" calcext:value-type="float">
            <text:p>480.430307692308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667.143384615385" calcext:value-type="float">
            <text:p>667.143384615385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708.564923076923" calcext:value-type="float">
            <text:p>708.564923076923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699.655384615385" calcext:value-type="float">
            <text:p>699.655384615385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615.742153846154" calcext:value-type="float">
            <text:p>615.742153846154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599.310307692308" calcext:value-type="float">
            <text:p>599.310307692308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599.251692307692" calcext:value-type="float">
            <text:p>599.251692307692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659.269384615385" calcext:value-type="float">
            <text:p>659.269384615385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625.467846153846" calcext:value-type="float">
            <text:p>625.467846153846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447.644769230769" calcext:value-type="float">
            <text:p>447.64476923076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A3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B3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C3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D3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E3]-MIN([.$Z$2:.$AI$8]))/(MAX([.$Z$2:.$AI$8])-MIN([.$Z$2:.$AI$8]))*127" office:value-type="float" office:value="41.7341538461539" calcext:value-type="float">
            <text:p>41.7341538461539</text:p>
          </table:table-cell>
          <table:table-cell table:style-name="ce5" table:formula="of:=([.AF3]-MIN([.$Z$2:.$AI$8]))/(MAX([.$Z$2:.$AI$8])-MIN([.$Z$2:.$AI$8]))*127" office:value-type="float" office:value="46.8141538461539" calcext:value-type="float">
            <text:p>46.8141538461539</text:p>
          </table:table-cell>
          <table:table-cell table:style-name="ce5" table:formula="of:=([.AG3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H3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I3]-MIN([.$Z$2:.$AI$8]))/(MAX([.$Z$2:.$AI$8])-MIN([.$Z$2:.$AI$8]))*127" office:value-type="float" office:value="41.9686153846154" calcext:value-type="float">
            <text:p>41.9686153846154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719.662769230769" calcext:value-type="float">
            <text:p>719.662769230769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005.11523076923" calcext:value-type="float">
            <text:p>1005.11523076923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1055.77846153846" calcext:value-type="float">
            <text:p>1055.77846153846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030.57384615385" calcext:value-type="float">
            <text:p>1030.57384615385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915.320923076923" calcext:value-type="float">
            <text:p>915.320923076923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756.208615384615" calcext:value-type="float">
            <text:p>756.208615384615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809.602769230769" calcext:value-type="float">
            <text:p>809.602769230769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863.094615384615" calcext:value-type="float">
            <text:p>863.094615384615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877.509538461539" calcext:value-type="float">
            <text:p>877.509538461539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614.838923076923" calcext:value-type="float">
            <text:p>614.838923076923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76.9815384615385" calcext:value-type="float">
            <text:p>76.9815384615385</text:p>
          </table:table-cell>
          <table:table-cell table:style-name="ce5" table:formula="of:=([.AA4]-MIN([.$Z$2:.$AI$8]))/(MAX([.$Z$2:.$AI$8])-MIN([.$Z$2:.$AI$8]))*127" office:value-type="float" office:value="91.9870769230769" calcext:value-type="float">
            <text:p>91.9870769230769</text:p>
          </table:table-cell>
          <table:table-cell table:style-name="ce5" table:formula="of:=([.AB4]-MIN([.$Z$2:.$AI$8]))/(MAX([.$Z$2:.$AI$8])-MIN([.$Z$2:.$AI$8]))*127" office:value-type="float" office:value="91.9870769230769" calcext:value-type="float">
            <text:p>91.9870769230769</text:p>
          </table:table-cell>
          <table:table-cell table:style-name="ce5" table:formula="of:=([.AC4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D4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E4]-MIN([.$Z$2:.$AI$8]))/(MAX([.$Z$2:.$AI$8])-MIN([.$Z$2:.$AI$8]))*127" office:value-type="float" office:value="46.8141538461539" calcext:value-type="float">
            <text:p>46.8141538461539</text:p>
          </table:table-cell>
          <table:table-cell table:style-name="ce5" table:formula="of:=([.AF4]-MIN([.$Z$2:.$AI$8]))/(MAX([.$Z$2:.$AI$8])-MIN([.$Z$2:.$AI$8]))*127" office:value-type="float" office:value="41.7341538461539" calcext:value-type="float">
            <text:p>41.7341538461539</text:p>
          </table:table-cell>
          <table:table-cell table:style-name="ce5" table:formula="of:=([.AG4]-MIN([.$Z$2:.$AI$8]))/(MAX([.$Z$2:.$AI$8])-MIN([.$Z$2:.$AI$8]))*127" office:value-type="float" office:value="46.5796923076923" calcext:value-type="float">
            <text:p>46.5796923076923</text:p>
          </table:table-cell>
          <table:table-cell table:style-name="ce5" table:formula="of:=([.AH4]-MIN([.$Z$2:.$AI$8]))/(MAX([.$Z$2:.$AI$8])-MIN([.$Z$2:.$AI$8]))*127" office:value-type="float" office:value="51.6596923076923" calcext:value-type="float">
            <text:p>51.6596923076923</text:p>
          </table:table-cell>
          <table:table-cell table:style-name="ce5" table:formula="of:=([.AI4]-MIN([.$Z$2:.$AI$8]))/(MAX([.$Z$2:.$AI$8])-MIN([.$Z$2:.$AI$8]))*127" office:value-type="float" office:value="36.6541538461538" calcext:value-type="float">
            <text:p>36.6541538461538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1247.90723076923" calcext:value-type="float">
            <text:p>1247.90723076923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560.10784615385" calcext:value-type="float">
            <text:p>1560.10784615385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617.51184615385" calcext:value-type="float">
            <text:p>1617.51184615385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139.30538461538" calcext:value-type="float">
            <text:p>1139.30538461538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002.67738461538" calcext:value-type="float">
            <text:p>1002.67738461538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886.877384615385" calcext:value-type="float">
            <text:p>886.877384615385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797.298" calcext:value-type="float">
            <text:p>797.298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826.082615384615" calcext:value-type="float">
            <text:p>826.082615384615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823.557692307692" calcext:value-type="float">
            <text:p>823.557692307692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551.958" calcext:value-type="float">
            <text:p>551.9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76.9815384615385" calcext:value-type="float">
            <text:p>76.9815384615385</text:p>
          </table:table-cell>
          <table:table-cell table:style-name="ce5" table:formula="of:=([.AA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5]-MIN([.$Z$2:.$AI$8]))/(MAX([.$Z$2:.$AI$8])-MIN([.$Z$2:.$AI$8]))*127" office:value-type="float" office:value="91.9870769230769" calcext:value-type="float">
            <text:p>91.9870769230769</text:p>
          </table:table-cell>
          <table:table-cell table:style-name="ce5" table:formula="of:=([.AC5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D5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E5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F5]-MIN([.$Z$2:.$AI$8]))/(MAX([.$Z$2:.$AI$8])-MIN([.$Z$2:.$AI$8]))*127" office:value-type="float" office:value="46.8141538461539" calcext:value-type="float">
            <text:p>46.8141538461539</text:p>
          </table:table-cell>
          <table:table-cell table:style-name="ce5" table:formula="of:=([.AG5]-MIN([.$Z$2:.$AI$8]))/(MAX([.$Z$2:.$AI$8])-MIN([.$Z$2:.$AI$8]))*127" office:value-type="float" office:value="36.1852307692308" calcext:value-type="float">
            <text:p>36.1852307692308</text:p>
          </table:table-cell>
          <table:table-cell table:style-name="ce5" table:formula="of:=([.AH5]-MIN([.$Z$2:.$AI$8]))/(MAX([.$Z$2:.$AI$8])-MIN([.$Z$2:.$AI$8]))*127" office:value-type="float" office:value="26.2596923076923" calcext:value-type="float">
            <text:p>26.2596923076923</text:p>
          </table:table-cell>
          <table:table-cell table:style-name="ce5" table:formula="of:=([.AI5]-MIN([.$Z$2:.$AI$8]))/(MAX([.$Z$2:.$AI$8])-MIN([.$Z$2:.$AI$8]))*127" office:value-type="float" office:value="26.0252307692308" calcext:value-type="float">
            <text:p>26.0252307692308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1275.41738461538" calcext:value-type="float">
            <text:p>1275.41738461538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2030.61615384615" calcext:value-type="float">
            <text:p>2030.61615384615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1652.52476923077" calcext:value-type="float">
            <text:p>1652.52476923077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1165.48692307692" calcext:value-type="float">
            <text:p>1165.48692307692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077.30984615385" calcext:value-type="float">
            <text:p>1077.30984615385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947.246769230769" calcext:value-type="float">
            <text:p>947.246769230769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834.299384615385" calcext:value-type="float">
            <text:p>834.299384615385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647.05" calcext:value-type="float">
            <text:p>647.05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449.809230769231" calcext:value-type="float">
            <text:p>449.809230769231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371.722923076923" calcext:value-type="float">
            <text:p>371.72292307692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76.9815384615385" calcext:value-type="float">
            <text:p>76.9815384615385</text:p>
          </table:table-cell>
          <table:table-cell table:style-name="ce5" table:formula="of:=([.AA6]-MIN([.$Z$2:.$AI$8]))/(MAX([.$Z$2:.$AI$8])-MIN([.$Z$2:.$AI$8]))*127" office:value-type="float" office:value="91.9870769230769" calcext:value-type="float">
            <text:p>91.9870769230769</text:p>
          </table:table-cell>
          <table:table-cell table:style-name="ce5" table:formula="of:=([.AB6]-MIN([.$Z$2:.$AI$8]))/(MAX([.$Z$2:.$AI$8])-MIN([.$Z$2:.$AI$8]))*127" office:value-type="float" office:value="91.9870769230769" calcext:value-type="float">
            <text:p>91.9870769230769</text:p>
          </table:table-cell>
          <table:table-cell table:style-name="ce5" table:formula="of:=([.AC6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D6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E6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F6]-MIN([.$Z$2:.$AI$8]))/(MAX([.$Z$2:.$AI$8])-MIN([.$Z$2:.$AI$8]))*127" office:value-type="float" office:value="41.4996923076923" calcext:value-type="float">
            <text:p>41.4996923076923</text:p>
          </table:table-cell>
          <table:table-cell table:style-name="ce5" table:formula="of:=([.AG6]-MIN([.$Z$2:.$AI$8]))/(MAX([.$Z$2:.$AI$8])-MIN([.$Z$2:.$AI$8]))*127" office:value-type="float" office:value="20.4763076923077" calcext:value-type="float">
            <text:p>20.4763076923077</text:p>
          </table:table-cell>
          <table:table-cell table:style-name="ce5" table:formula="of:=([.AH6]-MIN([.$Z$2:.$AI$8]))/(MAX([.$Z$2:.$AI$8])-MIN([.$Z$2:.$AI$8]))*127" office:value-type="float" office:value="10.6289230769231" calcext:value-type="float">
            <text:p>10.6289230769231</text:p>
          </table:table-cell>
          <table:table-cell table:style-name="ce5" table:formula="of:=([.AI6]-MIN([.$Z$2:.$AI$8]))/(MAX([.$Z$2:.$AI$8])-MIN([.$Z$2:.$AI$8]))*127" office:value-type="float" office:value="0.390769230769231" calcext:value-type="float">
            <text:p>0.390769230769231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1247.90723076923" calcext:value-type="float">
            <text:p>1247.90723076923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1560.10784615385" calcext:value-type="float">
            <text:p>1560.10784615385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1617.51184615385" calcext:value-type="float">
            <text:p>1617.51184615385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136.64815384615" calcext:value-type="float">
            <text:p>1136.64815384615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049.48707692308" calcext:value-type="float">
            <text:p>1049.48707692308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905.180461538462" calcext:value-type="float">
            <text:p>905.180461538462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706.16" calcext:value-type="float">
            <text:p>706.16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373.034769230769" calcext:value-type="float">
            <text:p>373.034769230769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178.024923076923" calcext:value-type="float">
            <text:p>178.024923076923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-2.56369230769231" calcext:value-type="float">
            <text:p>-2.5636923076923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A7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B7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C7]-MIN([.$Z$2:.$AI$8]))/(MAX([.$Z$2:.$AI$8])-MIN([.$Z$2:.$AI$8]))*127" office:value-type="float" office:value="56.9741538461538" calcext:value-type="float">
            <text:p>56.9741538461538</text:p>
          </table:table-cell>
          <table:table-cell table:style-name="ce5" table:formula="of:=([.AD7]-MIN([.$Z$2:.$AI$8]))/(MAX([.$Z$2:.$AI$8])-MIN([.$Z$2:.$AI$8]))*127" office:value-type="float" office:value="51.8941538461538" calcext:value-type="float">
            <text:p>51.8941538461538</text:p>
          </table:table-cell>
          <table:table-cell table:style-name="ce5" table:formula="of:=([.AE7]-MIN([.$Z$2:.$AI$8]))/(MAX([.$Z$2:.$AI$8])-MIN([.$Z$2:.$AI$8]))*127" office:value-type="float" office:value="41.4996923076923" calcext:value-type="float">
            <text:p>41.4996923076923</text:p>
          </table:table-cell>
          <table:table-cell table:style-name="ce5" table:formula="of:=([.AF7]-MIN([.$Z$2:.$AI$8]))/(MAX([.$Z$2:.$AI$8])-MIN([.$Z$2:.$AI$8]))*127" office:value-type="float" office:value="20.7107692307692" calcext:value-type="float">
            <text:p>20.7107692307692</text:p>
          </table:table-cell>
          <table:table-cell table:style-name="ce5" table:formula="of:=([.AG7]-MIN([.$Z$2:.$AI$8]))/(MAX([.$Z$2:.$AI$8])-MIN([.$Z$2:.$AI$8]))*127" office:value-type="float" office:value="5.23630769230769" calcext:value-type="float">
            <text:p>5.23630769230769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0.390769230769231" calcext:value-type="float">
            <text:p>0.390769230769231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719.662769230769" calcext:value-type="float">
            <text:p>719.662769230769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1005.11523076923" calcext:value-type="float">
            <text:p>1005.11523076923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1057.04846153846" calcext:value-type="float">
            <text:p>1057.04846153846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1030.45661538462" calcext:value-type="float">
            <text:p>1030.45661538462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898.283384615385" calcext:value-type="float">
            <text:p>898.283384615385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693.577230769231" calcext:value-type="float">
            <text:p>693.577230769231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364.292153846154" calcext:value-type="float">
            <text:p>364.292153846154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104.355230769231" calcext:value-type="float">
            <text:p>104.355230769231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-18.3489230769231" calcext:value-type="float">
            <text:p>-18.3489230769231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49.0066153846154" calcext:value-type="float">
            <text:p>-49.00661538461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31.9649230769231" calcext:value-type="float">
            <text:p>31.9649230769231</text:p>
          </table:table-cell>
          <table:table-cell table:style-name="ce5" table:formula="of:=([.AA8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B8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C8]-MIN([.$Z$2:.$AI$8]))/(MAX([.$Z$2:.$AI$8])-MIN([.$Z$2:.$AI$8]))*127" office:value-type="float" office:value="41.9686153846154" calcext:value-type="float">
            <text:p>41.9686153846154</text:p>
          </table:table-cell>
          <table:table-cell table:style-name="ce5" table:formula="of:=([.AD8]-MIN([.$Z$2:.$AI$8]))/(MAX([.$Z$2:.$AI$8])-MIN([.$Z$2:.$AI$8]))*127" office:value-type="float" office:value="36.8886153846154" calcext:value-type="float">
            <text:p>36.8886153846154</text:p>
          </table:table-cell>
          <table:table-cell table:style-name="ce5" table:formula="of:=([.AE8]-MIN([.$Z$2:.$AI$8]))/(MAX([.$Z$2:.$AI$8])-MIN([.$Z$2:.$AI$8]))*127" office:value-type="float" office:value="21.4141538461538" calcext:value-type="float">
            <text:p>21.4141538461538</text:p>
          </table:table-cell>
          <table:table-cell table:style-name="ce5" table:formula="of:=([.AF8]-MIN([.$Z$2:.$AI$8]))/(MAX([.$Z$2:.$AI$8])-MIN([.$Z$2:.$AI$8]))*127" office:value-type="float" office:value="6.17415384615385" calcext:value-type="float">
            <text:p>6.17415384615385</text:p>
          </table:table-cell>
          <table:table-cell table:style-name="ce5" table:formula="of:=([.AG8]-MIN([.$Z$2:.$AI$8]))/(MAX([.$Z$2:.$AI$8])-MIN([.$Z$2:.$AI$8]))*127" office:value-type="float" office:value="0.937846153846154" calcext:value-type="float">
            <text:p>0.937846153846154</text:p>
          </table:table-cell>
          <table:table-cell table:style-name="ce5" table:formula="of:=([.AH8]-MIN([.$Z$2:.$AI$8]))/(MAX([.$Z$2:.$AI$8])-MIN([.$Z$2:.$AI$8]))*127" office:value-type="float" office:value="0.390769230769231" calcext:value-type="float">
            <text:p>0.390769230769231</text:p>
          </table:table-cell>
          <table:table-cell table:style-name="ce5" table:formula="of:=([.AI8]-MIN([.$Z$2:.$AI$8]))/(MAX([.$Z$2:.$AI$8])-MIN([.$Z$2:.$AI$8]))*127" office:value-type="float" office:value="1.016" calcext:value-type="float">
            <text:p>1.016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480.430307692308" calcext:value-type="float">
            <text:p>480.430307692308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667.143384615385" calcext:value-type="float">
            <text:p>667.143384615385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709.834923076923" calcext:value-type="float">
            <text:p>709.834923076923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698.268153846154" calcext:value-type="float">
            <text:p>698.268153846154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596.164615384615" calcext:value-type="float">
            <text:p>596.164615384615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346.817538461538" calcext:value-type="float">
            <text:p>346.817538461538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102.561076923077" calcext:value-type="float">
            <text:p>102.561076923077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-13.4413846153846" calcext:value-type="float">
            <text:p>-13.4413846153846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55.2393846153846" calcext:value-type="float">
            <text:p>-55.2393846153846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66.1916923076923" calcext:value-type="float">
            <text:p>-66.19169230769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33.1079426888536" calcext:value-type="float">
            <text:p>33.1079426888536</text:p>
          </table:table-cell>
          <table:table-cell table:style-name="ce7" table:formula="of:=([.P11]-MIN([.$O$11:.$X$17]))/(MAX([.$O$11:.$X$17])-MIN([.$O$11:.$X$17]))*127" office:value-type="float" office:value="44.416828628367" calcext:value-type="float">
            <text:p>44.416828628367</text:p>
          </table:table-cell>
          <table:table-cell table:style-name="ce7" table:formula="of:=([.Q11]-MIN([.$O$11:.$X$17]))/(MAX([.$O$11:.$X$17])-MIN([.$O$11:.$X$17]))*127" office:value-type="float" office:value="46.925659084274" calcext:value-type="float">
            <text:p>46.925659084274</text:p>
          </table:table-cell>
          <table:table-cell table:style-name="ce7" table:formula="of:=([.R11]-MIN([.$O$11:.$X$17]))/(MAX([.$O$11:.$X$17])-MIN([.$O$11:.$X$17]))*127" office:value-type="float" office:value="46.3860238541355" calcext:value-type="float">
            <text:p>46.3860238541355</text:p>
          </table:table-cell>
          <table:table-cell table:style-name="ce7" table:formula="of:=([.S11]-MIN([.$O$11:.$X$17]))/(MAX([.$O$11:.$X$17])-MIN([.$O$11:.$X$17]))*127" office:value-type="float" office:value="41.3035455873547" calcext:value-type="float">
            <text:p>41.3035455873547</text:p>
          </table:table-cell>
          <table:table-cell table:style-name="ce7" table:formula="of:=([.T11]-MIN([.$O$11:.$X$17]))/(MAX([.$O$11:.$X$17])-MIN([.$O$11:.$X$17]))*127" office:value-type="float" office:value="40.3082972791388" calcext:value-type="float">
            <text:p>40.3082972791388</text:p>
          </table:table-cell>
          <table:table-cell table:style-name="ce7" table:formula="of:=([.U11]-MIN([.$O$11:.$X$17]))/(MAX([.$O$11:.$X$17])-MIN([.$O$11:.$X$17]))*127" office:value-type="float" office:value="40.3047470473616" calcext:value-type="float">
            <text:p>40.3047470473616</text:p>
          </table:table-cell>
          <table:table-cell table:style-name="ce7" table:formula="of:=([.V11]-MIN([.$O$11:.$X$17]))/(MAX([.$O$11:.$X$17])-MIN([.$O$11:.$X$17]))*127" office:value-type="float" office:value="43.9399141596262" calcext:value-type="float">
            <text:p>43.9399141596262</text:p>
          </table:table-cell>
          <table:table-cell table:style-name="ce7" table:formula="of:=([.W11]-MIN([.$O$11:.$X$17]))/(MAX([.$O$11:.$X$17])-MIN([.$O$11:.$X$17]))*127" office:value-type="float" office:value="41.8926138347588" calcext:value-type="float">
            <text:p>41.8926138347588</text:p>
          </table:table-cell>
          <table:table-cell table:style-name="ce7" table:formula="of:=([.X11]-MIN([.$O$11:.$X$17]))/(MAX([.$O$11:.$X$17])-MIN([.$O$11:.$X$17]))*127" office:value-type="float" office:value="31.1221797147914" calcext:value-type="float">
            <text:p>31.1221797147914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448" calcext:value-type="float">
            <text:p>448</text:p>
          </table:table-cell>
          <table:table-cell table:style-name="ce11" table:formula="of:=([.P2]+[.P3]+[.Q3]+[.R3]+[.R2]+[.R1]+[.Q1]+[.P1])/2 + [.Q2]" office:value-type="float" office:value="448" calcext:value-type="float">
            <text:p>448</text:p>
          </table:table-cell>
          <table:table-cell table:style-name="ce11" table:formula="of:=([.Q2]+[.Q3]+[.R3]+[.S3]+[.S2]+[.S1]+[.R1]+[.Q1])/2 + [.R2]" office:value-type="float" office:value="448" calcext:value-type="float">
            <text:p>448</text:p>
          </table:table-cell>
          <table:table-cell table:style-name="ce11" table:formula="of:=([.R2]+[.R3]+[.S3]+[.T3]+[.T2]+[.T1]+[.S1]+[.R1])/2 + [.S2]" office:value-type="float" office:value="383" calcext:value-type="float">
            <text:p>383</text:p>
          </table:table-cell>
          <table:table-cell table:style-name="ce11" table:formula="of:=([.S2]+[.S3]+[.T3]+[.U3]+[.U2]+[.U1]+[.T1]+[.S1])/2 + [.T2]" office:value-type="float" office:value="383" calcext:value-type="float">
            <text:p>383</text:p>
          </table:table-cell>
          <table:table-cell table:style-name="ce11" table:formula="of:=([.T2]+[.T3]+[.U3]+[.V3]+[.V2]+[.V1]+[.U1]+[.T1])/2 + [.U2]" office:value-type="float" office:value="383" calcext:value-type="float">
            <text:p>383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448" calcext:value-type="float">
            <text:p>448</text:p>
          </table:table-cell>
          <table:table-cell table:style-name="ce11" table:formula="of:=([.W2]+[.W3]+[.X3]+[.Y3]+[.Y2]+[.Y1]+[.X1]+[.W1])/2 + [.X2]" office:value-type="float" office:value="320" calcext:value-type="float">
            <text:p>32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47.5978363007622" calcext:value-type="float">
            <text:p>47.5978363007622</text:p>
          </table:table-cell>
          <table:table-cell table:style-name="ce7" table:formula="of:=([.P12]-MIN([.$O$11:.$X$17]))/(MAX([.$O$11:.$X$17])-MIN([.$O$11:.$X$17]))*127" office:value-type="float" office:value="64.8871948282411" calcext:value-type="float">
            <text:p>64.8871948282411</text:p>
          </table:table-cell>
          <table:table-cell table:style-name="ce7" table:formula="of:=([.Q12]-MIN([.$O$11:.$X$17]))/(MAX([.$O$11:.$X$17])-MIN([.$O$11:.$X$17]))*127" office:value-type="float" office:value="67.9557784943575" calcext:value-type="float">
            <text:p>67.9557784943575</text:p>
          </table:table-cell>
          <table:table-cell table:style-name="ce7" table:formula="of:=([.R12]-MIN([.$O$11:.$X$17]))/(MAX([.$O$11:.$X$17])-MIN([.$O$11:.$X$17]))*127" office:value-type="float" office:value="66.4291788301499" calcext:value-type="float">
            <text:p>66.4291788301499</text:p>
          </table:table-cell>
          <table:table-cell table:style-name="ce7" table:formula="of:=([.S12]-MIN([.$O$11:.$X$17]))/(MAX([.$O$11:.$X$17])-MIN([.$O$11:.$X$17]))*127" office:value-type="float" office:value="59.4485099731453" calcext:value-type="float">
            <text:p>59.4485099731453</text:p>
          </table:table-cell>
          <table:table-cell table:style-name="ce7" table:formula="of:=([.T12]-MIN([.$O$11:.$X$17]))/(MAX([.$O$11:.$X$17])-MIN([.$O$11:.$X$17]))*127" office:value-type="float" office:value="49.8113545637981" calcext:value-type="float">
            <text:p>49.8113545637981</text:p>
          </table:table-cell>
          <table:table-cell table:style-name="ce7" table:formula="of:=([.U12]-MIN([.$O$11:.$X$17]))/(MAX([.$O$11:.$X$17])-MIN([.$O$11:.$X$17]))*127" office:value-type="float" office:value="53.0453454852361" calcext:value-type="float">
            <text:p>53.0453454852361</text:p>
          </table:table-cell>
          <table:table-cell table:style-name="ce7" table:formula="of:=([.V12]-MIN([.$O$11:.$X$17]))/(MAX([.$O$11:.$X$17])-MIN([.$O$11:.$X$17]))*127" office:value-type="float" office:value="56.2852534596362" calcext:value-type="float">
            <text:p>56.2852534596362</text:p>
          </table:table-cell>
          <table:table-cell table:style-name="ce7" table:formula="of:=([.W12]-MIN([.$O$11:.$X$17]))/(MAX([.$O$11:.$X$17])-MIN([.$O$11:.$X$17]))*127" office:value-type="float" office:value="57.1583402492184" calcext:value-type="float">
            <text:p>57.1583402492184</text:p>
          </table:table-cell>
          <table:table-cell table:style-name="ce7" table:formula="of:=([.X12]-MIN([.$O$11:.$X$17]))/(MAX([.$O$11:.$X$17])-MIN([.$O$11:.$X$17]))*127" office:value-type="float" office:value="41.2488384724883" calcext:value-type="float">
            <text:p>41.2488384724883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640" calcext:value-type="float">
            <text:p>640</text:p>
          </table:table-cell>
          <table:table-cell table:style-name="ce11" table:formula="of:=([.P3]+[.P4]+[.Q4]+[.R4]+[.R3]+[.R2]+[.Q2]+[.P2])/2 + [.Q3]" office:value-type="float" office:value="640" calcext:value-type="float">
            <text:p>640</text:p>
          </table:table-cell>
          <table:table-cell table:style-name="ce11" table:formula="of:=([.Q3]+[.Q4]+[.R4]+[.S4]+[.S3]+[.S2]+[.R2]+[.Q2])/2 + [.R3]" office:value-type="float" office:value="640" calcext:value-type="float">
            <text:p>640</text:p>
          </table:table-cell>
          <table:table-cell table:style-name="ce11" table:formula="of:=([.R3]+[.R4]+[.S4]+[.T4]+[.T3]+[.T2]+[.S2]+[.R2])/2 + [.S3]" office:value-type="float" office:value="575" calcext:value-type="float">
            <text:p>575</text:p>
          </table:table-cell>
          <table:table-cell table:style-name="ce11" table:formula="of:=([.S3]+[.S4]+[.T4]+[.U4]+[.U3]+[.U2]+[.T2]+[.S2])/2 + [.T3]" office:value-type="float" office:value="445" calcext:value-type="float">
            <text:p>445</text:p>
          </table:table-cell>
          <table:table-cell table:style-name="ce11" table:formula="of:=([.T3]+[.T4]+[.U4]+[.V4]+[.V3]+[.V2]+[.U2]+[.T2])/2 + [.U3]" office:value-type="float" office:value="510" calcext:value-type="float">
            <text:p>510</text:p>
          </table:table-cell>
          <table:table-cell table:style-name="ce11" table:formula="of:=([.U3]+[.U4]+[.V4]+[.W4]+[.W3]+[.W2]+[.V2]+[.U2])/2 + [.V3]" office:value-type="float" office:value="575" calcext:value-type="float">
            <text:p>575</text:p>
          </table:table-cell>
          <table:table-cell table:style-name="ce11" table:formula="of:=([.V3]+[.V4]+[.W4]+[.X4]+[.X3]+[.X2]+[.W2]+[.V2])/2 + [.W3]" office:value-type="float" office:value="640" calcext:value-type="float">
            <text:p>640</text:p>
          </table:table-cell>
          <table:table-cell table:style-name="ce11" table:formula="of:=([.W3]+[.W4]+[.X4]+[.Y4]+[.Y3]+[.Y2]+[.X2]+[.W2])/2 + [.X3]" office:value-type="float" office:value="448" calcext:value-type="float">
            <text:p>44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79.592683486422" calcext:value-type="float">
            <text:p>79.592683486422</text:p>
          </table:table-cell>
          <table:table-cell table:style-name="ce7" table:formula="of:=([.P13]-MIN([.$O$11:.$X$17]))/(MAX([.$O$11:.$X$17])-MIN([.$O$11:.$X$17]))*127" office:value-type="float" office:value="98.5021311149087" calcext:value-type="float">
            <text:p>98.5021311149087</text:p>
          </table:table-cell>
          <table:table-cell table:style-name="ce7" table:formula="of:=([.Q13]-MIN([.$O$11:.$X$17]))/(MAX([.$O$11:.$X$17])-MIN([.$O$11:.$X$17]))*127" office:value-type="float" office:value="101.978991435406" calcext:value-type="float">
            <text:p>101.978991435406</text:p>
          </table:table-cell>
          <table:table-cell table:style-name="ce7" table:formula="of:=([.R13]-MIN([.$O$11:.$X$17]))/(MAX([.$O$11:.$X$17])-MIN([.$O$11:.$X$17]))*127" office:value-type="float" office:value="73.0148587769056" calcext:value-type="float">
            <text:p>73.0148587769056</text:p>
          </table:table-cell>
          <table:table-cell table:style-name="ce7" table:formula="of:=([.S13]-MIN([.$O$11:.$X$17]))/(MAX([.$O$11:.$X$17])-MIN([.$O$11:.$X$17]))*127" office:value-type="float" office:value="64.7395387318056" calcext:value-type="float">
            <text:p>64.7395387318056</text:p>
          </table:table-cell>
          <table:table-cell table:style-name="ce7" table:formula="of:=([.T13]-MIN([.$O$11:.$X$17]))/(MAX([.$O$11:.$X$17])-MIN([.$O$11:.$X$17]))*127" office:value-type="float" office:value="57.7257343782135" calcext:value-type="float">
            <text:p>57.7257343782135</text:p>
          </table:table-cell>
          <table:table-cell table:style-name="ce7" table:formula="of:=([.U13]-MIN([.$O$11:.$X$17]))/(MAX([.$O$11:.$X$17])-MIN([.$O$11:.$X$17]))*127" office:value-type="float" office:value="52.3000670396341" calcext:value-type="float">
            <text:p>52.3000670396341</text:p>
          </table:table-cell>
          <table:table-cell table:style-name="ce7" table:formula="of:=([.V13]-MIN([.$O$11:.$X$17]))/(MAX([.$O$11:.$X$17])-MIN([.$O$11:.$X$17]))*127" office:value-type="float" office:value="54.043501069868" calcext:value-type="float">
            <text:p>54.043501069868</text:p>
          </table:table-cell>
          <table:table-cell table:style-name="ce7" table:formula="of:=([.W13]-MIN([.$O$11:.$X$17]))/(MAX([.$O$11:.$X$17])-MIN([.$O$11:.$X$17]))*127" office:value-type="float" office:value="53.8905708758317" calcext:value-type="float">
            <text:p>53.8905708758317</text:p>
          </table:table-cell>
          <table:table-cell table:style-name="ce7" table:formula="of:=([.X13]-MIN([.$O$11:.$X$17]))/(MAX([.$O$11:.$X$17])-MIN([.$O$11:.$X$17]))*127" office:value-type="float" office:value="37.4402504583707" calcext:value-type="float">
            <text:p>37.4402504583707</text:p>
          </table:table-cell>
          <table:table-cell table:number-columns-repeated="2"/>
          <table:table-cell table:style-name="ce11" table:formula="of:=([.N4]+[.N5]+[.O5]+[.P5]+[.P4]+[.P3]+[.O3]+[.N3])/2 + [.O4]" office:value-type="float" office:value="896" calcext:value-type="float">
            <text:p>896</text:p>
          </table:table-cell>
          <table:table-cell table:style-name="ce11" table:formula="of:=([.O4]+[.O5]+[.P5]+[.Q5]+[.Q4]+[.Q3]+[.P3]+[.O3])/2 + [.P4]" office:value-type="float" office:value="1088" calcext:value-type="float">
            <text:p>1088</text:p>
          </table:table-cell>
          <table:table-cell table:style-name="ce11" table:formula="of:=([.P4]+[.P5]+[.Q5]+[.R5]+[.R4]+[.R3]+[.Q3]+[.P3])/2 + [.Q4]" office:value-type="float" office:value="1088" calcext:value-type="float">
            <text:p>1088</text:p>
          </table:table-cell>
          <table:table-cell table:style-name="ce11" table:formula="of:=([.Q4]+[.Q5]+[.R5]+[.S5]+[.S4]+[.S3]+[.R3]+[.Q3])/2 + [.R4]" office:value-type="float" office:value="640" calcext:value-type="float">
            <text:p>640</text:p>
          </table:table-cell>
          <table:table-cell table:style-name="ce11" table:formula="of:=([.R4]+[.R5]+[.S5]+[.T5]+[.T4]+[.T3]+[.S3]+[.R3])/2 + [.S4]" office:value-type="float" office:value="575" calcext:value-type="float">
            <text:p>575</text:p>
          </table:table-cell>
          <table:table-cell table:style-name="ce11" table:formula="of:=([.S4]+[.S5]+[.T5]+[.U5]+[.U4]+[.U3]+[.T3]+[.S3])/2 + [.T4]" office:value-type="float" office:value="510" calcext:value-type="float">
            <text:p>510</text:p>
          </table:table-cell>
          <table:table-cell table:style-name="ce11" table:formula="of:=([.T4]+[.T5]+[.U5]+[.V5]+[.V4]+[.V3]+[.U3]+[.T3])/2 + [.U4]" office:value-type="float" office:value="445" calcext:value-type="float">
            <text:p>445</text:p>
          </table:table-cell>
          <table:table-cell table:style-name="ce11" table:formula="of:=([.U4]+[.U5]+[.V5]+[.W5]+[.W4]+[.W3]+[.V3]+[.U3])/2 + [.V4]" office:value-type="float" office:value="479" calcext:value-type="float">
            <text:p>479</text:p>
          </table:table-cell>
          <table:table-cell table:style-name="ce11" table:formula="of:=([.V4]+[.V5]+[.W5]+[.X5]+[.X4]+[.X3]+[.W3]+[.V3])/2 + [.W4]" office:value-type="float" office:value="544" calcext:value-type="float">
            <text:p>544</text:p>
          </table:table-cell>
          <table:table-cell table:style-name="ce11" table:formula="of:=([.W4]+[.W5]+[.X5]+[.Y5]+[.Y4]+[.Y3]+[.X3]+[.W3])/2 + [.X4]" office:value-type="float" office:value="352" calcext:value-type="float">
            <text:p>352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896" calcext:value-type="float">
            <text:p>896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1088" calcext:value-type="float">
            <text:p>1088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1088" calcext:value-type="float">
            <text:p>1088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81.2589256005337" calcext:value-type="float">
            <text:p>81.2589256005337</text:p>
          </table:table-cell>
          <table:table-cell table:style-name="ce7" table:formula="of:=([.P14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Q14]-MIN([.$O$11:.$X$17]))/(MAX([.$O$11:.$X$17])-MIN([.$O$11:.$X$17]))*127" office:value-type="float" office:value="104.099663217003" calcext:value-type="float">
            <text:p>104.099663217003</text:p>
          </table:table-cell>
          <table:table-cell table:style-name="ce7" table:formula="of:=([.R14]-MIN([.$O$11:.$X$17]))/(MAX([.$O$11:.$X$17])-MIN([.$O$11:.$X$17]))*127" office:value-type="float" office:value="74.6006289707336" calcext:value-type="float">
            <text:p>74.6006289707336</text:p>
          </table:table-cell>
          <table:table-cell table:style-name="ce7" table:formula="of:=([.S14]-MIN([.$O$11:.$X$17]))/(MAX([.$O$11:.$X$17])-MIN([.$O$11:.$X$17]))*127" office:value-type="float" office:value="69.2598969671921" calcext:value-type="float">
            <text:p>69.2598969671921</text:p>
          </table:table-cell>
          <table:table-cell table:style-name="ce7" table:formula="of:=([.T14]-MIN([.$O$11:.$X$17]))/(MAX([.$O$11:.$X$17])-MIN([.$O$11:.$X$17]))*127" office:value-type="float" office:value="61.3822028811415" calcext:value-type="float">
            <text:p>61.3822028811415</text:p>
          </table:table-cell>
          <table:table-cell table:style-name="ce7" table:formula="of:=([.U14]-MIN([.$O$11:.$X$17]))/(MAX([.$O$11:.$X$17])-MIN([.$O$11:.$X$17]))*127" office:value-type="float" office:value="54.541176474041" calcext:value-type="float">
            <text:p>54.541176474041</text:p>
          </table:table-cell>
          <table:table-cell table:style-name="ce7" table:formula="of:=([.V14]-MIN([.$O$11:.$X$17]))/(MAX([.$O$11:.$X$17])-MIN([.$O$11:.$X$17]))*127" office:value-type="float" office:value="43.199807311495" calcext:value-type="float">
            <text:p>43.199807311495</text:p>
          </table:table-cell>
          <table:table-cell table:style-name="ce7" table:formula="of:=([.W14]-MIN([.$O$11:.$X$17]))/(MAX([.$O$11:.$X$17])-MIN([.$O$11:.$X$17]))*127" office:value-type="float" office:value="31.2532773811268" calcext:value-type="float">
            <text:p>31.2532773811268</text:p>
          </table:table-cell>
          <table:table-cell table:style-name="ce7" table:formula="of:=([.X14]-MIN([.$O$11:.$X$17]))/(MAX([.$O$11:.$X$17])-MIN([.$O$11:.$X$17]))*127" office:value-type="float" office:value="26.5237256984995" calcext:value-type="float">
            <text:p>26.5237256984995</text:p>
          </table:table-cell>
          <table:table-cell table:number-columns-repeated="2"/>
          <table:table-cell table:style-name="ce11" table:formula="of:=([.N5]+[.N6]+[.O6]+[.P6]+[.P5]+[.P4]+[.O4]+[.N4])/2 + [.O5]" office:value-type="float" office:value="896" calcext:value-type="float">
            <text:p>896</text:p>
          </table:table-cell>
          <table:table-cell table:style-name="ce11" table:formula="of:=([.O5]+[.O6]+[.P6]+[.Q6]+[.Q5]+[.Q4]+[.P4]+[.O4])/2 + [.P5]" office:value-type="float" office:value="1536" calcext:value-type="float">
            <text:p>1536</text:p>
          </table:table-cell>
          <table:table-cell table:style-name="ce11" table:formula="of:=([.P5]+[.P6]+[.Q6]+[.R6]+[.R5]+[.R4]+[.Q4]+[.P4])/2 + [.Q5]" office:value-type="float" office:value="1088" calcext:value-type="float">
            <text:p>1088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575" calcext:value-type="float">
            <text:p>575</text:p>
          </table:table-cell>
          <table:table-cell table:style-name="ce11" table:formula="of:=([.T5]+[.T6]+[.U6]+[.V6]+[.V5]+[.V4]+[.U4]+[.T4])/2 + [.U5]" office:value-type="float" office:value="510" calcext:value-type="float">
            <text:p>510</text:p>
          </table:table-cell>
          <table:table-cell table:style-name="ce11" table:formula="of:=([.U5]+[.U6]+[.V6]+[.W6]+[.W5]+[.W4]+[.V4]+[.U4])/2 + [.V5]" office:value-type="float" office:value="318" calcext:value-type="float">
            <text:p>318</text:p>
          </table:table-cell>
          <table:table-cell table:style-name="ce11" table:formula="of:=([.V5]+[.V6]+[.W6]+[.X6]+[.X5]+[.X4]+[.W4]+[.V4])/2 + [.W5]" office:value-type="float" office:value="191" calcext:value-type="float">
            <text:p>191</text:p>
          </table:table-cell>
          <table:table-cell table:style-name="ce11" table:formula="of:=([.W5]+[.W6]+[.X6]+[.Y6]+[.Y5]+[.Y4]+[.X4]+[.W4])/2 + [.X5]" office:value-type="float" office:value="160" calcext:value-type="float">
            <text:p>160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896" calcext:value-type="float">
            <text:p>896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1536" calcext:value-type="float">
            <text:p>1536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1088" calcext:value-type="float">
            <text:p>1088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79.592683486422" calcext:value-type="float">
            <text:p>79.592683486422</text:p>
          </table:table-cell>
          <table:table-cell table:style-name="ce7" table:formula="of:=([.P15]-MIN([.$O$11:.$X$17]))/(MAX([.$O$11:.$X$17])-MIN([.$O$11:.$X$17]))*127" office:value-type="float" office:value="98.5021311149087" calcext:value-type="float">
            <text:p>98.5021311149087</text:p>
          </table:table-cell>
          <table:table-cell table:style-name="ce7" table:formula="of:=([.Q15]-MIN([.$O$11:.$X$17]))/(MAX([.$O$11:.$X$17])-MIN([.$O$11:.$X$17]))*127" office:value-type="float" office:value="101.978991435406" calcext:value-type="float">
            <text:p>101.978991435406</text:p>
          </table:table-cell>
          <table:table-cell table:style-name="ce7" table:formula="of:=([.R15]-MIN([.$O$11:.$X$17]))/(MAX([.$O$11:.$X$17])-MIN([.$O$11:.$X$17]))*127" office:value-type="float" office:value="72.853914936338" calcext:value-type="float">
            <text:p>72.853914936338</text:p>
          </table:table-cell>
          <table:table-cell table:style-name="ce7" table:formula="of:=([.S15]-MIN([.$O$11:.$X$17]))/(MAX([.$O$11:.$X$17])-MIN([.$O$11:.$X$17]))*127" office:value-type="float" office:value="67.5747202836018" calcext:value-type="float">
            <text:p>67.5747202836018</text:p>
          </table:table-cell>
          <table:table-cell table:style-name="ce7" table:formula="of:=([.T15]-MIN([.$O$11:.$X$17]))/(MAX([.$O$11:.$X$17])-MIN([.$O$11:.$X$17]))*127" office:value-type="float" office:value="58.834319875685" calcext:value-type="float">
            <text:p>58.834319875685</text:p>
          </table:table-cell>
          <table:table-cell table:style-name="ce7" table:formula="of:=([.U15]-MIN([.$O$11:.$X$17]))/(MAX([.$O$11:.$X$17])-MIN([.$O$11:.$X$17]))*127" office:value-type="float" office:value="46.7799970812776" calcext:value-type="float">
            <text:p>46.7799970812776</text:p>
          </table:table-cell>
          <table:table-cell table:style-name="ce7" table:formula="of:=([.V15]-MIN([.$O$11:.$X$17]))/(MAX([.$O$11:.$X$17])-MIN([.$O$11:.$X$17]))*127" office:value-type="float" office:value="26.6031819356764" calcext:value-type="float">
            <text:p>26.6031819356764</text:p>
          </table:table-cell>
          <table:table-cell table:style-name="ce7" table:formula="of:=([.W15]-MIN([.$O$11:.$X$17]))/(MAX([.$O$11:.$X$17])-MIN([.$O$11:.$X$17]))*127" office:value-type="float" office:value="14.7917751312967" calcext:value-type="float">
            <text:p>14.7917751312967</text:p>
          </table:table-cell>
          <table:table-cell table:style-name="ce7" table:formula="of:=([.X15]-MIN([.$O$11:.$X$17]))/(MAX([.$O$11:.$X$17])-MIN([.$O$11:.$X$17]))*127" office:value-type="float" office:value="3.85383716243835" calcext:value-type="float">
            <text:p>3.85383716243835</text:p>
          </table:table-cell>
          <table:table-cell table:number-columns-repeated="2"/>
          <table:table-cell table:style-name="ce11" table:formula="of:=([.N6]+[.N7]+[.O7]+[.P7]+[.P6]+[.P5]+[.O5]+[.N5])/2 + [.O6]" office:value-type="float" office:value="896" calcext:value-type="float">
            <text:p>896</text:p>
          </table:table-cell>
          <table:table-cell table:style-name="ce11" table:formula="of:=([.O6]+[.O7]+[.P7]+[.Q7]+[.Q6]+[.Q5]+[.P5]+[.O5])/2 + [.P6]" office:value-type="float" office:value="1088" calcext:value-type="float">
            <text:p>1088</text:p>
          </table:table-cell>
          <table:table-cell table:style-name="ce11" table:formula="of:=([.P6]+[.P7]+[.Q7]+[.R7]+[.R6]+[.R5]+[.Q5]+[.P5])/2 + [.Q6]" office:value-type="float" office:value="1088" calcext:value-type="float">
            <text:p>1088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640" calcext:value-type="float">
            <text:p>640</text:p>
          </table:table-cell>
          <table:table-cell table:style-name="ce11" table:formula="of:=([.S6]+[.S7]+[.T7]+[.U7]+[.U6]+[.U5]+[.T5]+[.S5])/2 + [.T6]" office:value-type="float" office:value="575" calcext:value-type="float">
            <text:p>575</text:p>
          </table:table-cell>
          <table:table-cell table:style-name="ce11" table:formula="of:=([.T6]+[.T7]+[.U7]+[.V7]+[.V6]+[.V5]+[.U5]+[.T5])/2 + [.U6]" office:value-type="float" office:value="414" calcext:value-type="float">
            <text:p>414</text:p>
          </table:table-cell>
          <table:table-cell table:style-name="ce11" table:formula="of:=([.U6]+[.U7]+[.V7]+[.W7]+[.W6]+[.W5]+[.V5]+[.U5])/2 + [.V6]" office:value-type="float" office:value="61" calcext:value-type="float">
            <text:p>61</text:p>
          </table:table-cell>
          <table:table-cell table:style-name="ce11" table:formula="of:=([.V6]+[.V7]+[.W7]+[.X7]+[.X6]+[.X5]+[.W5]+[.V5])/2 + [.W6]" office:value-type="float" office:value="-97" calcext:value-type="float">
            <text:p>-97</text:p>
          </table:table-cell>
          <table:table-cell table:style-name="ce11" table:formula="of:=([.W6]+[.W7]+[.X7]+[.Y7]+[.Y6]+[.Y5]+[.X5]+[.W5])/2 + [.X6]" office:value-type="float" office:value="-128" calcext:value-type="float">
            <text:p>-128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896" calcext:value-type="float">
            <text:p>896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1088" calcext:value-type="float">
            <text:p>1088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1088" calcext:value-type="float">
            <text:p>1088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47.5978363007622" calcext:value-type="float">
            <text:p>47.5978363007622</text:p>
          </table:table-cell>
          <table:table-cell table:style-name="ce7" table:formula="of:=([.P16]-MIN([.$O$11:.$X$17]))/(MAX([.$O$11:.$X$17])-MIN([.$O$11:.$X$17]))*127" office:value-type="float" office:value="64.8871948282411" calcext:value-type="float">
            <text:p>64.8871948282411</text:p>
          </table:table-cell>
          <table:table-cell table:style-name="ce7" table:formula="of:=([.Q16]-MIN([.$O$11:.$X$17]))/(MAX([.$O$11:.$X$17])-MIN([.$O$11:.$X$17]))*127" office:value-type="float" office:value="68.0327001828641" calcext:value-type="float">
            <text:p>68.0327001828641</text:p>
          </table:table-cell>
          <table:table-cell table:style-name="ce7" table:formula="of:=([.R16]-MIN([.$O$11:.$X$17]))/(MAX([.$O$11:.$X$17])-MIN([.$O$11:.$X$17]))*127" office:value-type="float" office:value="66.4220783665955" calcext:value-type="float">
            <text:p>66.4220783665955</text:p>
          </table:table-cell>
          <table:table-cell table:style-name="ce7" table:formula="of:=([.S16]-MIN([.$O$11:.$X$17]))/(MAX([.$O$11:.$X$17])-MIN([.$O$11:.$X$17]))*127" office:value-type="float" office:value="58.4165759365647" calcext:value-type="float">
            <text:p>58.4165759365647</text:p>
          </table:table-cell>
          <table:table-cell table:style-name="ce7" table:formula="of:=([.T16]-MIN([.$O$11:.$X$17]))/(MAX([.$O$11:.$X$17])-MIN([.$O$11:.$X$17]))*127" office:value-type="float" office:value="46.0178806597663" calcext:value-type="float">
            <text:p>46.0178806597663</text:p>
          </table:table-cell>
          <table:table-cell table:style-name="ce7" table:formula="of:=([.U16]-MIN([.$O$11:.$X$17]))/(MAX([.$O$11:.$X$17])-MIN([.$O$11:.$X$17]))*127" office:value-type="float" office:value="26.0736569456385" calcext:value-type="float">
            <text:p>26.0736569456385</text:p>
          </table:table-cell>
          <table:table-cell table:style-name="ce7" table:formula="of:=([.V16]-MIN([.$O$11:.$X$17]))/(MAX([.$O$11:.$X$17])-MIN([.$O$11:.$X$17]))*127" office:value-type="float" office:value="10.3297301517156" calcext:value-type="float">
            <text:p>10.3297301517156</text:p>
          </table:table-cell>
          <table:table-cell table:style-name="ce7" table:formula="of:=([.W16]-MIN([.$O$11:.$X$17]))/(MAX([.$O$11:.$X$17])-MIN([.$O$11:.$X$17]))*127" office:value-type="float" office:value="2.89775322209562" calcext:value-type="float">
            <text:p>2.89775322209562</text:p>
          </table:table-cell>
          <table:table-cell table:style-name="ce7" table:formula="of:=([.X16]-MIN([.$O$11:.$X$17]))/(MAX([.$O$11:.$X$17])-MIN([.$O$11:.$X$17]))*127" office:value-type="float" office:value="1.04087018428232" calcext:value-type="float">
            <text:p>1.04087018428232</text:p>
          </table:table-cell>
          <table:table-cell table:number-columns-repeated="2"/>
          <table:table-cell table:style-name="ce11" table:formula="of:=([.N7]+[.N8]+[.O8]+[.P8]+[.P7]+[.P6]+[.O6]+[.N6])/2 + [.O7]" office:value-type="float" office:value="448" calcext:value-type="float">
            <text:p>448</text:p>
          </table:table-cell>
          <table:table-cell table:style-name="ce11" table:formula="of:=([.O7]+[.O8]+[.P8]+[.Q8]+[.Q7]+[.Q6]+[.P6]+[.O6])/2 + [.P7]" office:value-type="float" office:value="640" calcext:value-type="float">
            <text:p>640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575" calcext:value-type="float">
            <text:p>575</text:p>
          </table:table-cell>
          <table:table-cell table:style-name="ce11" table:formula="of:=([.S7]+[.S8]+[.T8]+[.U8]+[.U7]+[.U6]+[.T6]+[.S6])/2 + [.T7]" office:value-type="float" office:value="414" calcext:value-type="float">
            <text:p>414</text:p>
          </table:table-cell>
          <table:table-cell table:style-name="ce11" table:formula="of:=([.T7]+[.T8]+[.U8]+[.V8]+[.V7]+[.V6]+[.U6]+[.T6])/2 + [.U7]" office:value-type="float" office:value="92" calcext:value-type="float">
            <text:p>92</text:p>
          </table:table-cell>
          <table:table-cell table:style-name="ce11" table:formula="of:=([.U7]+[.U8]+[.V8]+[.W8]+[.W7]+[.W6]+[.V6]+[.U6])/2 + [.V7]" office:value-type="float" office:value="-162" calcext:value-type="float">
            <text:p>-162</text:p>
          </table:table-cell>
          <table:table-cell table:style-name="ce11" table:formula="of:=([.V7]+[.V8]+[.W8]+[.X8]+[.X7]+[.X6]+[.W6]+[.V6])/2 + [.W7]" office:value-type="float" office:value="-289" calcext:value-type="float">
            <text:p>-289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33.1079426888536" calcext:value-type="float">
            <text:p>33.1079426888536</text:p>
          </table:table-cell>
          <table:table-cell table:style-name="ce7" table:formula="of:=([.P17]-MIN([.$O$11:.$X$17]))/(MAX([.$O$11:.$X$17])-MIN([.$O$11:.$X$17]))*127" office:value-type="float" office:value="44.416828628367" calcext:value-type="float">
            <text:p>44.416828628367</text:p>
          </table:table-cell>
          <table:table-cell table:style-name="ce7" table:formula="of:=([.Q17]-MIN([.$O$11:.$X$17]))/(MAX([.$O$11:.$X$17])-MIN([.$O$11:.$X$17]))*127" office:value-type="float" office:value="47.0025807727805" calcext:value-type="float">
            <text:p>47.0025807727805</text:p>
          </table:table-cell>
          <table:table-cell table:style-name="ce7" table:formula="of:=([.R17]-MIN([.$O$11:.$X$17]))/(MAX([.$O$11:.$X$17])-MIN([.$O$11:.$X$17]))*127" office:value-type="float" office:value="46.3020017020745" calcext:value-type="float">
            <text:p>46.3020017020745</text:p>
          </table:table-cell>
          <table:table-cell table:style-name="ce7" table:formula="of:=([.S17]-MIN([.$O$11:.$X$17]))/(MAX([.$O$11:.$X$17])-MIN([.$O$11:.$X$17]))*127" office:value-type="float" office:value="40.117768173761" calcext:value-type="float">
            <text:p>40.117768173761</text:p>
          </table:table-cell>
          <table:table-cell table:style-name="ce7" table:formula="of:=([.T17]-MIN([.$O$11:.$X$17]))/(MAX([.$O$11:.$X$17])-MIN([.$O$11:.$X$17]))*127" office:value-type="float" office:value="25.0152499209238" calcext:value-type="float">
            <text:p>25.0152499209238</text:p>
          </table:table-cell>
          <table:table-cell table:style-name="ce7" table:formula="of:=([.U17]-MIN([.$O$11:.$X$17]))/(MAX([.$O$11:.$X$17])-MIN([.$O$11:.$X$17]))*127" office:value-type="float" office:value="10.2210613774741" calcext:value-type="float">
            <text:p>10.2210613774741</text:p>
          </table:table-cell>
          <table:table-cell table:style-name="ce7" table:formula="of:=([.V17]-MIN([.$O$11:.$X$17]))/(MAX([.$O$11:.$X$17])-MIN([.$O$11:.$X$17]))*127" office:value-type="float" office:value="3.19499428105037" calcext:value-type="float">
            <text:p>3.19499428105037</text:p>
          </table:table-cell>
          <table:table-cell table:style-name="ce7" table:formula="of:=([.W17]-MIN([.$O$11:.$X$17]))/(MAX([.$O$11:.$X$17])-MIN([.$O$11:.$X$17]))*127" office:value-type="float" office:value="0.663362205303872" calcext:value-type="float">
            <text:p>0.663362205303872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383" calcext:value-type="float">
            <text:p>383</text:p>
          </table:table-cell>
          <table:table-cell table:style-name="ce11" table:formula="of:=([.S8]+[.S9]+[.T9]+[.U9]+[.U8]+[.U7]+[.T7]+[.S7])/2 + [.T8]" office:value-type="float" office:value="157" calcext:value-type="float">
            <text:p>157</text:p>
          </table:table-cell>
          <table:table-cell table:style-name="ce11" table:formula="of:=([.T8]+[.T9]+[.U9]+[.V9]+[.V8]+[.V7]+[.U7]+[.T7])/2 + [.U8]" office:value-type="float" office:value="-66" calcext:value-type="float">
            <text:p>-66</text:p>
          </table:table-cell>
          <table:table-cell table:style-name="ce11" table:formula="of:=([.U8]+[.U9]+[.V9]+[.W9]+[.W8]+[.W7]+[.V7]+[.U7])/2 + [.V8]" office:value-type="float" office:value="-193" calcext:value-type="float">
            <text:p>-193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1:Mapa.L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2:49:33.24899262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0-11-15T23:02:30.776592587</dc:date>
    <meta:editing-duration>P1DT14H24M26S</meta:editing-duration>
    <meta:editing-cycles>16</meta:editing-cycles>
    <meta:generator>LibreOffice/6.0.7.3$Linux_X86_64 LibreOffice_project/00m0$Build-3</meta:generator>
    <meta:document-statistic meta:table-count="3" meta:cell-count="636" meta:object-count="0"/>
  </office:meta>
</office:document-meta>
</file>